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My sympathies are stirred up most profoundly. <text:s/>Were/ it within reach of my speaking capacity, the desolate/ young widow would be lifted up from her tearful con-/-dition into a state of serene calmness. <text:s/>But I acknow-/-ledge my utter inability to act so effectually and mer-/-cifully. <text:s/>It is in such instances as the present, that/ the full force of the Rabbinical maxim is felt [Hebrew]/ [Hebrew] "Try not to console the bereaved, while their dead one is/ lying before them unburied." <text:s/>If this corpse awakens/ within me sorrowful emotions; if it recalls events whose/ memory intensifies grief, what must it occasion to her/ whom M. S. conjugally loved, and by whom she was tenderly/ loved in return? <text:s/>I remember how she clung to her/ husband, when she was deprived of the <text:span text:style-name="T1">babe</text:span><text:span text:style-name="T2"> infant to/ whom she first gave birth. <text:s/>I pitied her, but I could/ say to her: "Find consolation in the affection of your life-/companion. <text:s/>Like Elkanah of Scriptural fame, he may/ claim to be to thee better than the children [Hebrew]/ Again, I saw her after she pressed a male child to/ her bosom. <text:s/>She rejoiced, and I shared in her joy./</text:span></text:p>
      <text:p text:style-name="P6"/>
      <text:p text:style-name="P6">[Page 2]</text:p>
      <text:p text:style-name="P3"><text:span text:style-name="T2">I asked her to be thankful for the Divine gift./ <text:s/>She seemed so happy! <text:s/>Could she then, could I then,/ who </text:span><text:span text:style-name="T1">prophesied anticipated</text:span><text:span text:style-name="T2"> predicted forth coming pleasures, have imagined/ what calamity would befall her within eight/ months later? <text:s/>Aye: she has our sincerest sym-/-pathies. <text:s/>But how to bring relief to the troubled soul;/ that is the painful question. <text:s/>Will we do it by pas-/-sing in review the merits of our deceased brother? by/ showing that he was respected by reason of his even tem-/-perament and inoffensive character; by telling that all/ who knew him intimately--as I have been assured--ap-/-</text:span><text:soft-page-break/><text:span text:style-name="T2">preciated his unobtrusive kindness, that they entertain-/-ed due regard for his willingness to identify himself/ with his people socially and congregationally?/ <text:s/>These memories might, on the contrary, make the/ loss of such a being severer; harder to bear. <text:s/>Could/ I address each member of the family of the departed,/ I would beg of them for the sake of the religion that/ bids us turn compassionately to the mourners [Hebrew]/ [Hebrew], for the sake of humanity, that has been im-/-planted within our breast by nature's God, to be with/ the young creature, so afflicted in the prime of life;/</text:span></text:p>
      <text:p text:style-name="P6"/>
      <text:p text:style-name="P6">[Page 3]</text:p>
      <text:p text:style-name="P6">to aid her, advise her for good, divert her/ mind from her melancholy surroundings and direct/ her thoughts to that channel which will finally,/ I hope and pray, become a source of lasting comfort--/ I mean to the tender but sensible training of her boy./ <text:s/>That babe is the pledge of her devotion to the loved/ dead. <text:s/>The greater the attention she will bestow upon/ him, the more will she still[?] endeavour to provide/ for him, to supply his physical, mental and moral/ wants, the sooner she will be consoled, the happier/ she will become. <text:s/>I confess that aside from the/ blessed thought of immortality, from the holy belief that/ the Creator in His mercy will not cut us off from/ an ethereal existence after the terrestrial has ceased;/ that [Hebrew], "the spirit shall return/ unto God who gave it," that [Hebrew]/ "there is a latter end, and our hope will not be/ extinguished" aside, I say, from the voice of religion/ I know of nothing that may restore tranquillity[sic!]/ to this hapless daughter of our race, than her care/ for her child. <text:s/>May her health be equal to the task,/ and for that let us jointly beseech the Omnipotent Lord./</text:p>
      <text:p text:style-name="P6"/>
      <text:p text:style-name="P6">[Page 4]</text:p>
      <text:p text:style-name="P6">(a prayer followed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4:01:48.16</meta:creation-date>
    <dc:date>2012-11-15T11:57:46.52</dc:date>
    <meta:editing-duration>PT14M1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9" meta:word-count="766" meta:character-count="4786"/>
  </office:meta>
</office:document-meta>
</file>